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, sans-serif"/>
    <style:font-face style:name="sans-serif" svg:font-family="sans-serif"/>
  </office:font-face-decls>
  <office:automatic-styles>
    <style:style style:name="Таблица1" style:family="table">
      <style:table-properties style:width="188.38mm" fo:margin-top="0mm" fo:margin-bottom="0mm" table:align="center" style:writing-mode="lr-tb"/>
    </style:style>
    <style:style style:name="Таблица1.A" style:family="table-column">
      <style:table-column-properties style:column-width="89.15mm"/>
    </style:style>
    <style:style style:name="Таблица1.B" style:family="table-column">
      <style:table-column-properties style:column-width="99.2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1.76mm" fo:border="none">
        <style:background-image/>
      </style:table-cell-properties>
    </style:style>
    <style:style style:name="Таблица1.B3" style:family="table-cell">
      <style:table-cell-properties fo:padding-left="1.91mm" fo:padding-right="1.91mm" fo:padding-top="0mm" fo:padding-bottom="0mm" fo:border="none"/>
    </style:style>
    <style:style style:name="Таблица1.B4" style:family="table-cell">
      <style:table-cell-properties fo:padding-left="1.91mm" fo:padding-right="1.91mm" fo:padding-top="0mm" fo:padding-bottom="0m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orphans="0" fo:widows="0"/>
      <style:text-properties fo:language="ru" fo:country="RU" officeooo:paragraph-rsid="002102f3"/>
    </style:style>
    <style:style style:name="P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2102f3"/>
    </style:style>
    <style:style style:name="P5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language="ru" fo:country="RU" officeooo:paragraph-rsid="002102f3"/>
    </style:style>
    <style:style style:name="P6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102f3"/>
    </style:style>
    <style:style style:name="P7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26d49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fo:font-weight="bold" officeooo:paragraph-rsid="002102f3" style:font-weight-asian="bold" style:font-weight-complex="bold"/>
    </style:style>
    <style:style style:name="P9" style:family="paragraph" style:parent-style-name="Standard">
      <loext:graphic-properties draw:fill="none" draw:fill-gradient-name="gradient" draw:fill-hatch-name="hatch"/>
      <style:paragraph-properties fo:margin-left="11.5mm" fo:margin-right="0mm" fo:margin-top="10mm" fo:margin-bottom="0mm" style:contextual-spacing="false" fo:text-align="start" style:justify-single-word="false" fo:orphans="0" fo:widows="0" fo:text-indent="0mm" style:auto-text-indent="false" fo:background-color="transparent" fo:padding="0mm" fo:border="none" style:shadow="none" style:join-border="false"/>
      <style:text-properties fo:language="ru" fo:country="RU" fo:font-weight="bold" officeooo:paragraph-rsid="002102f3" style:font-weight-asian="bold" style:font-weight-complex="bold"/>
    </style:style>
    <style:style style:name="P10" style:family="paragraph" style:parent-style-name="Standard">
      <style:text-properties officeooo:rsid="002448ef" officeooo:paragraph-rsid="002102f3"/>
    </style:style>
    <style:style style:name="P11" style:family="paragraph" style:parent-style-name="Text_20_body">
      <style:text-properties officeooo:rsid="002448ef" officeooo:paragraph-rsid="002448ef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fo:language="ru" fo:country="RU" fo:font-weight="bold" officeooo:rsid="002102f3" officeooo:paragraph-rsid="002102f3" style:font-name-asian="Calibri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8pt" fo:language="ru" fo:country="RU" officeooo:paragraph-rsid="002102f3" style:font-size-asian="8pt" style:font-size-complex="8pt"/>
    </style:style>
    <style:style style:name="P14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10pt" fo:language="ru" fo:country="RU" officeooo:paragraph-rsid="002102f3" style:font-size-asian="10pt" style:font-size-complex="10pt"/>
    </style:style>
    <style:style style:name="P15" style:family="paragraph" style:parent-style-name="Standard">
      <style:paragraph-properties fo:margin-left="0mm" fo:margin-right="0mm" fo:text-align="start" style:justify-single-word="false" fo:orphans="0" fo:widows="0" fo:text-indent="0mm" style:auto-text-indent="false"/>
      <style:text-properties style:font-name="Times New Roman" fo:font-size="14pt" style:text-underline-style="solid" style:text-underline-width="auto" style:text-underline-color="font-color" officeooo:rsid="002448ef" officeooo:paragraph-rsid="002448ef" style:font-name-asian="Calibri" style:font-size-asian="12.25pt" style:language-asian="ru" style:country-asian="RU" style:font-name-complex="Times New Roman1" style:font-size-complex="14pt"/>
    </style:style>
    <style:style style:name="P16" style:family="paragraph" style:parent-style-name="Text_20_body">
      <style:text-properties officeooo:rsid="00277842" officeooo:paragraph-rsid="00277842"/>
    </style:style>
    <style:style style:name="P17" style:family="paragraph" style:parent-style-name="Text_20_body">
      <style:text-properties officeooo:rsid="00284006" officeooo:paragraph-rsid="00284006"/>
    </style:style>
    <style:style style:name="P18" style:family="paragraph" style:parent-style-name="Text_20_body">
      <style:text-properties officeooo:rsid="00290b82" officeooo:paragraph-rsid="00290b82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290b82" officeooo:paragraph-rsid="00290b82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2b0304" officeooo:paragraph-rsid="002b0304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2b0304" officeooo:paragraph-rsid="002b2e7c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officeooo:rsid="002ca3d3" officeooo:paragraph-rsid="002ca3d3"/>
    </style:style>
    <style:style style:name="P23" style:family="paragraph" style:parent-style-name="Text_20_body">
      <style:text-properties officeooo:rsid="002b0304" officeooo:paragraph-rsid="002b0304"/>
    </style:style>
    <style:style style:name="P24" style:family="paragraph" style:parent-style-name="Text_20_body">
      <style:text-properties fo:font-weight="bold" officeooo:rsid="0036df63" officeooo:paragraph-rsid="0036df63" style:font-weight-asian="bold" style:font-weight-complex="bold"/>
    </style:style>
    <style:style style:name="P25" style:family="paragraph" style:parent-style-name="Text_20_body">
      <style:text-properties fo:font-weight="bold" officeooo:rsid="003bd2a0" officeooo:paragraph-rsid="003bd2a0" style:font-weight-asian="bold" style:font-weight-complex="bold"/>
    </style:style>
    <style:style style:name="P26" style:family="paragraph" style:parent-style-name="Text_20_body">
      <style:text-properties officeooo:rsid="0026fa59" officeooo:paragraph-rsid="002ca3d3"/>
    </style:style>
    <style:style style:name="P27" style:family="paragraph" style:parent-style-name="Text_20_body">
      <style:text-properties officeooo:rsid="002f066d" officeooo:paragraph-rsid="002f066d"/>
    </style:style>
    <style:style style:name="P28" style:family="paragraph" style:parent-style-name="Text_20_body">
      <style:text-properties officeooo:rsid="002f066d" officeooo:paragraph-rsid="002ff033"/>
    </style:style>
    <style:style style:name="P29" style:family="paragraph" style:parent-style-name="Text_20_body">
      <style:text-properties officeooo:rsid="00319621" officeooo:paragraph-rsid="0036df63"/>
    </style:style>
    <style:style style:name="P30" style:family="paragraph" style:parent-style-name="Text_20_body">
      <style:text-properties style:text-underline-style="none" fo:font-weight="bold" officeooo:rsid="00319621" officeooo:paragraph-rsid="00319621" style:font-weight-asian="bold" style:font-weight-complex="bold"/>
    </style:style>
    <style:style style:name="P31" style:family="paragraph" style:parent-style-name="Text_20_body">
      <style:text-properties style:text-underline-style="none" fo:font-weight="bold" officeooo:rsid="003359b5" officeooo:paragraph-rsid="003359b5" style:font-weight-asian="bold" style:font-weight-complex="bold"/>
    </style:style>
    <style:style style:name="P32" style:family="paragraph" style:parent-style-name="Text_20_body">
      <style:text-properties style:text-underline-style="none" officeooo:rsid="0036df63" officeooo:paragraph-rsid="0036df63"/>
    </style:style>
    <style:style style:name="P33" style:family="paragraph" style:parent-style-name="Text_20_body">
      <style:text-properties style:text-underline-style="none" officeooo:rsid="003eb1e0" officeooo:paragraph-rsid="003eb1e0"/>
    </style:style>
    <style:style style:name="P34" style:family="paragraph" style:parent-style-name="Text_20_body">
      <style:text-properties officeooo:paragraph-rsid="00358aef"/>
    </style:style>
    <style:style style:name="P35" style:family="paragraph" style:parent-style-name="Text_20_body">
      <style:text-properties officeooo:rsid="0036df63" officeooo:paragraph-rsid="0039ee97"/>
    </style:style>
    <style:style style:name="P36" style:family="paragraph" style:parent-style-name="Text_20_body">
      <style:text-properties officeooo:rsid="003899a1" officeooo:paragraph-rsid="003899a1"/>
    </style:style>
    <style:style style:name="P37" style:family="paragraph" style:parent-style-name="Text_20_body">
      <style:text-properties officeooo:rsid="0039ee97" officeooo:paragraph-rsid="0039ee97"/>
    </style:style>
    <style:style style:name="P38" style:family="paragraph" style:parent-style-name="Text_20_body">
      <style:text-properties officeooo:rsid="003bb619" officeooo:paragraph-rsid="003bb619"/>
    </style:style>
    <style:style style:name="P39" style:family="paragraph" style:parent-style-name="Text_20_body">
      <style:text-properties officeooo:rsid="003bd2a0" officeooo:paragraph-rsid="003bd2a0"/>
    </style:style>
    <style:style style:name="P40" style:family="paragraph" style:parent-style-name="Text_20_body">
      <style:text-properties officeooo:rsid="003da6ab" officeooo:paragraph-rsid="003da6ab"/>
    </style:style>
    <style:style style:name="P41" style:family="paragraph" style:parent-style-name="Contents_20_1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45" style:family="paragraph" style:parent-style-name="Contents_20_Heading">
      <style:paragraph-properties fo:break-before="page"/>
    </style:style>
    <style:style style:name="P46" style:family="paragraph" style:parent-style-name="Text_20_body">
      <style:text-properties officeooo:rsid="003f3e49" officeooo:paragraph-rsid="003f3e49"/>
    </style:style>
    <style:style style:name="P47" style:family="paragraph" style:parent-style-name="Text_20_body">
      <style:text-properties officeooo:rsid="003eb1e0" officeooo:paragraph-rsid="003eb1e0"/>
    </style:style>
    <style:style style:name="P48" style:family="paragraph" style:parent-style-name="Text_20_body">
      <style:text-properties officeooo:rsid="003ff142" officeooo:paragraph-rsid="003ff142"/>
    </style:style>
    <style:style style:name="P49" style:family="paragraph" style:parent-style-name="Contents_20_1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2" style:family="paragraph" style:parent-style-name="Contents_20_4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3" style:family="paragraph" style:parent-style-name="Contents_20_Heading">
      <style:paragraph-properties fo:break-before="page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Heading_20_3">
      <style:text-properties officeooo:rsid="003f3e49" officeooo:paragraph-rsid="003f3e49"/>
    </style:style>
    <style:style style:name="P57" style:family="paragraph" style:parent-style-name="Heading_20_3">
      <style:text-properties officeooo:rsid="0044ca99" officeooo:paragraph-rsid="00469dfa"/>
    </style:style>
    <style:style style:name="P58" style:family="paragraph" style:parent-style-name="Heading_20_4">
      <style:text-properties officeooo:paragraph-rsid="0036df63"/>
    </style:style>
    <style:style style:name="P59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auto"/>
      <style:text-properties fo:language="ru" fo:country="RU" officeooo:paragraph-rsid="002102f3"/>
    </style:style>
    <style:style style:name="P60" style:family="paragraph" style:parent-style-name="Text_20_body">
      <style:text-properties officeooo:rsid="0044ca99" officeooo:paragraph-rsid="0044ca99"/>
    </style:style>
    <style:style style:name="P61" style:family="paragraph" style:parent-style-name="Text_20_body">
      <style:text-properties fo:font-weight="bold" officeooo:rsid="003bd2a0" officeooo:paragraph-rsid="003bd2a0" style:font-weight-asian="bold" style:font-weight-complex="bold"/>
    </style:style>
    <style:style style:name="P62" style:family="paragraph" style:parent-style-name="Text_20_body">
      <style:text-properties fo:font-weight="bold" officeooo:rsid="0044ca99" officeooo:paragraph-rsid="0044ca99" style:font-weight-asian="bold" style:font-weight-complex="bold"/>
    </style:style>
    <style:style style:name="P63" style:family="paragraph" style:parent-style-name="Text_20_body">
      <style:text-properties fo:font-weight="bold" officeooo:rsid="0049d6b7" officeooo:paragraph-rsid="0049d6b7" style:font-weight-asian="bold" style:font-weight-complex="bold"/>
    </style:style>
    <style:style style:name="P64" style:family="paragraph" style:parent-style-name="Text_20_body">
      <style:text-properties fo:font-weight="bold" officeooo:rsid="004fa874" officeooo:paragraph-rsid="004fa874" style:font-weight-asian="bold" style:font-weight-complex="bold"/>
    </style:style>
    <style:style style:name="P65" style:family="paragraph" style:parent-style-name="Text_20_body">
      <style:text-properties fo:font-weight="bold" officeooo:rsid="00501260" officeooo:paragraph-rsid="00501260" style:font-weight-asian="bold" style:font-weight-complex="bold"/>
    </style:style>
    <style:style style:name="P66" style:family="paragraph" style:parent-style-name="Text_20_body">
      <style:text-properties fo:font-weight="bold" officeooo:rsid="00508935" officeooo:paragraph-rsid="00508935" style:font-weight-asian="bold" style:font-weight-complex="bold"/>
    </style:style>
    <style:style style:name="P67" style:family="paragraph" style:parent-style-name="Text_20_body">
      <style:text-properties officeooo:rsid="00469dfa" officeooo:paragraph-rsid="00469dfa"/>
    </style:style>
    <style:style style:name="P68" style:family="paragraph" style:parent-style-name="Text_20_body">
      <style:text-properties officeooo:rsid="00475d51" officeooo:paragraph-rsid="00475d51"/>
    </style:style>
    <style:style style:name="P69" style:family="paragraph" style:parent-style-name="Text_20_body">
      <style:text-properties officeooo:paragraph-rsid="00489304"/>
    </style:style>
    <style:style style:name="P70" style:family="paragraph" style:parent-style-name="Text_20_body">
      <style:text-properties officeooo:rsid="0049d6b7" officeooo:paragraph-rsid="0049d6b7"/>
    </style:style>
    <style:style style:name="P71" style:family="paragraph" style:parent-style-name="Text_20_body">
      <style:paragraph-properties fo:margin-left="0mm" fo:margin-right="0mm" fo:text-indent="0mm" style:auto-text-indent="false"/>
      <style:text-properties officeooo:rsid="004bbc54" officeooo:paragraph-rsid="004bbc54"/>
    </style:style>
    <style:style style:name="P72" style:family="paragraph" style:parent-style-name="Text_20_body">
      <style:text-properties officeooo:rsid="004e52d4" officeooo:paragraph-rsid="004e52d4"/>
    </style:style>
    <style:style style:name="P73" style:family="paragraph" style:parent-style-name="Text_20_body">
      <style:text-properties style:text-underline-style="solid" style:text-underline-width="auto" style:text-underline-color="font-color" officeooo:rsid="004fa874" officeooo:paragraph-rsid="004fa874"/>
    </style:style>
    <style:style style:name="P74" style:family="paragraph" style:parent-style-name="Text_20_body">
      <style:text-properties officeooo:rsid="00501260" officeooo:paragraph-rsid="00501260"/>
    </style:style>
    <style:style style:name="P75" style:family="paragraph" style:parent-style-name="Text_20_body">
      <style:text-properties officeooo:paragraph-rsid="00508935"/>
    </style:style>
    <style:style style:name="P76" style:family="paragraph" style:parent-style-name="Text_20_body">
      <style:text-properties officeooo:rsid="00521051" officeooo:paragraph-rsid="00521051"/>
    </style:style>
    <style:style style:name="P77" style:family="paragraph" style:parent-style-name="Text_20_body" style:list-style-name="L1">
      <style:text-properties officeooo:rsid="00521051" officeooo:paragraph-rsid="00521051"/>
    </style:style>
    <style:style style:name="P78" style:family="paragraph" style:parent-style-name="Text_20_body" style:list-style-name="L1">
      <style:text-properties officeooo:rsid="00525ecf" officeooo:paragraph-rsid="00525e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2f3" style:font-weight-asian="bold" style:font-weight-complex="bold"/>
    </style:style>
    <style:style style:name="T3" style:family="text">
      <style:text-properties officeooo:rsid="002102f3"/>
    </style:style>
    <style:style style:name="T4" style:family="text">
      <style:text-properties style:font-name="Times New Roman" fo:font-size="12pt" style:text-underline-style="none" style:font-name-asian="Calibri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language-asian="ru" style:country-asian="RU" style:font-name-complex="Times New Roman1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226d49"/>
    </style:style>
    <style:style style:name="T8" style:family="text">
      <style:text-properties officeooo:rsid="0025fcfa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84006"/>
    </style:style>
    <style:style style:name="T11" style:family="text">
      <style:text-properties style:text-underline-style="solid" style:text-underline-width="auto" style:text-underline-color="font-color" officeooo:rsid="00277842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29dd1a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2ca3d3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2ff033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3359b5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36df63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3bb619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508935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officeooo:rsid="003359b5"/>
    </style:style>
    <style:style style:name="T21" style:family="text">
      <style:text-properties style:text-underline-style="solid" style:text-underline-width="auto" style:text-underline-color="font-color" officeooo:rsid="0029dd1a"/>
    </style:style>
    <style:style style:name="T22" style:family="text">
      <style:text-properties style:text-underline-style="solid" style:text-underline-width="auto" style:text-underline-color="font-color" officeooo:rsid="00342512"/>
    </style:style>
    <style:style style:name="T23" style:family="text">
      <style:text-properties style:text-underline-style="solid" style:text-underline-width="auto" style:text-underline-color="font-color" officeooo:rsid="00358aef"/>
    </style:style>
    <style:style style:name="T24" style:family="text">
      <style:text-properties style:text-underline-style="solid" style:text-underline-width="auto" style:text-underline-color="font-color" officeooo:rsid="0036df63"/>
    </style:style>
    <style:style style:name="T25" style:family="text">
      <style:text-properties style:text-underline-style="solid" style:text-underline-width="auto" style:text-underline-color="font-color" officeooo:rsid="003899a1"/>
    </style:style>
    <style:style style:name="T26" style:family="text">
      <style:text-properties style:text-underline-style="solid" style:text-underline-width="auto" style:text-underline-color="font-color" officeooo:rsid="0039ee97"/>
    </style:style>
    <style:style style:name="T27" style:family="text">
      <style:text-properties style:text-underline-style="solid" style:text-underline-width="auto" style:text-underline-color="font-color" officeooo:rsid="003af330"/>
    </style:style>
    <style:style style:name="T28" style:family="text">
      <style:text-properties style:text-underline-style="solid" style:text-underline-width="auto" style:text-underline-color="font-color" officeooo:rsid="003bb619"/>
    </style:style>
    <style:style style:name="T29" style:family="text">
      <style:text-properties style:text-underline-style="solid" style:text-underline-width="auto" style:text-underline-color="font-color" officeooo:rsid="003d6170"/>
    </style:style>
    <style:style style:name="T30" style:family="text">
      <style:text-properties style:text-underline-style="solid" style:text-underline-width="auto" style:text-underline-color="font-color" officeooo:rsid="00461274"/>
    </style:style>
    <style:style style:name="T31" style:family="text">
      <style:text-properties style:text-underline-style="solid" style:text-underline-width="auto" style:text-underline-color="font-color" officeooo:rsid="00489304"/>
    </style:style>
    <style:style style:name="T32" style:family="text">
      <style:text-properties style:text-underline-style="solid" style:text-underline-width="auto" style:text-underline-color="font-color" officeooo:rsid="004b83c5"/>
    </style:style>
    <style:style style:name="T33" style:family="text">
      <style:text-properties style:text-underline-style="solid" style:text-underline-width="auto" style:text-underline-color="font-color" officeooo:rsid="004c5c63"/>
    </style:style>
    <style:style style:name="T34" style:family="text">
      <style:text-properties style:text-underline-style="solid" style:text-underline-width="auto" style:text-underline-color="font-color" officeooo:rsid="00508935"/>
    </style:style>
    <style:style style:name="T35" style:family="text">
      <style:text-properties style:text-underline-style="solid" style:text-underline-width="auto" style:text-underline-color="font-color" officeooo:rsid="00521051"/>
    </style:style>
    <style:style style:name="T36" style:family="text">
      <style:text-properties officeooo:rsid="00277842"/>
    </style:style>
    <style:style style:name="T37" style:family="text">
      <style:text-properties officeooo:rsid="00284006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284006"/>
    </style:style>
    <style:style style:name="T40" style:family="text">
      <style:text-properties style:text-underline-style="none" fo:font-weight="normal" style:font-weight-asian="normal" style:font-weight-complex="normal"/>
    </style:style>
    <style:style style:name="T41" style:family="text">
      <style:text-properties style:text-underline-style="none" fo:font-weight="normal" officeooo:rsid="0029dd1a" style:font-weight-asian="normal" style:font-weight-complex="normal"/>
    </style:style>
    <style:style style:name="T42" style:family="text">
      <style:text-properties style:text-underline-style="none" fo:font-weight="normal" officeooo:rsid="002b0304" style:font-weight-asian="normal" style:font-weight-complex="normal"/>
    </style:style>
    <style:style style:name="T43" style:family="text">
      <style:text-properties style:text-underline-style="none" fo:font-weight="normal" officeooo:rsid="002b2e7c" style:font-weight-asian="normal" style:font-weight-complex="normal"/>
    </style:style>
    <style:style style:name="T44" style:family="text">
      <style:text-properties style:text-underline-style="none" fo:font-weight="normal" officeooo:rsid="002ca3d3" style:font-weight-asian="normal" style:font-weight-complex="normal"/>
    </style:style>
    <style:style style:name="T45" style:family="text">
      <style:text-properties style:text-underline-style="none" fo:font-weight="normal" officeooo:rsid="002f066d" style:font-weight-asian="normal" style:font-weight-complex="normal"/>
    </style:style>
    <style:style style:name="T46" style:family="text">
      <style:text-properties style:text-underline-style="none" fo:font-weight="normal" officeooo:rsid="002ff033" style:font-weight-asian="normal" style:font-weight-complex="normal"/>
    </style:style>
    <style:style style:name="T47" style:family="text">
      <style:text-properties style:text-underline-style="none" fo:font-weight="normal" officeooo:rsid="00319621" style:font-weight-asian="normal" style:font-weight-complex="normal"/>
    </style:style>
    <style:style style:name="T48" style:family="text">
      <style:text-properties style:text-underline-style="none" fo:font-weight="normal" officeooo:rsid="00508935" style:font-weight-asian="normal" style:font-weight-complex="normal"/>
    </style:style>
    <style:style style:name="T49" style:family="text">
      <style:text-properties style:text-underline-style="none" fo:font-weight="bold" style:font-weight-asian="bold" style:font-weight-complex="bold"/>
    </style:style>
    <style:style style:name="T50" style:family="text">
      <style:text-properties style:text-underline-style="none" fo:font-weight="bold" officeooo:rsid="00358aef" style:font-weight-asian="bold" style:font-weight-complex="bold"/>
    </style:style>
    <style:style style:name="T51" style:family="text">
      <style:text-properties style:text-underline-style="none" officeooo:rsid="002b0304"/>
    </style:style>
    <style:style style:name="T52" style:family="text">
      <style:text-properties style:text-underline-style="none" officeooo:rsid="002b2e7c"/>
    </style:style>
    <style:style style:name="T53" style:family="text">
      <style:text-properties style:text-underline-style="none" officeooo:rsid="0029dd1a"/>
    </style:style>
    <style:style style:name="T54" style:family="text">
      <style:text-properties style:text-underline-style="none" officeooo:rsid="003359b5"/>
    </style:style>
    <style:style style:name="T55" style:family="text">
      <style:text-properties style:text-underline-style="none" officeooo:rsid="00342512"/>
    </style:style>
    <style:style style:name="T56" style:family="text">
      <style:text-properties style:text-underline-style="none" officeooo:rsid="00358aef"/>
    </style:style>
    <style:style style:name="T57" style:family="text">
      <style:text-properties style:text-underline-style="none" officeooo:rsid="0036df63"/>
    </style:style>
    <style:style style:name="T58" style:family="text">
      <style:text-properties style:text-underline-style="none" officeooo:rsid="0039ee97"/>
    </style:style>
    <style:style style:name="T59" style:family="text">
      <style:text-properties style:text-underline-style="none" officeooo:rsid="003af330"/>
    </style:style>
    <style:style style:name="T60" style:family="text">
      <style:text-properties style:text-underline-style="none" officeooo:rsid="003bb619"/>
    </style:style>
    <style:style style:name="T61" style:family="text">
      <style:text-properties style:text-underline-style="none" officeooo:rsid="003bd2a0"/>
    </style:style>
    <style:style style:name="T62" style:family="text">
      <style:text-properties style:text-underline-style="none" officeooo:rsid="003d6170"/>
    </style:style>
    <style:style style:name="T63" style:family="text">
      <style:text-properties style:text-underline-style="none" officeooo:rsid="003ff142"/>
    </style:style>
    <style:style style:name="T64" style:family="text">
      <style:text-properties style:text-underline-style="none" officeooo:rsid="00461274"/>
    </style:style>
    <style:style style:name="T65" style:family="text">
      <style:text-properties style:text-underline-style="none" officeooo:rsid="00469dfa"/>
    </style:style>
    <style:style style:name="T66" style:family="text">
      <style:text-properties style:text-underline-style="none" officeooo:rsid="00475d51"/>
    </style:style>
    <style:style style:name="T67" style:family="text">
      <style:text-properties style:text-underline-style="none" officeooo:rsid="004b83c5"/>
    </style:style>
    <style:style style:name="T68" style:family="text">
      <style:text-properties style:text-underline-style="none" officeooo:rsid="004bbc54"/>
    </style:style>
    <style:style style:name="T69" style:family="text">
      <style:text-properties style:text-underline-style="none" officeooo:rsid="004c5c63"/>
    </style:style>
    <style:style style:name="T70" style:family="text">
      <style:text-properties style:text-underline-style="none" officeooo:rsid="00508935"/>
    </style:style>
    <style:style style:name="T71" style:family="text">
      <style:text-properties style:text-underline-style="none" officeooo:rsid="00521051"/>
    </style:style>
    <style:style style:name="T72" style:family="text">
      <style:text-properties officeooo:rsid="00290b82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2b2e7c" style:font-weight-asian="normal" style:font-weight-complex="normal"/>
    </style:style>
    <style:style style:name="T75" style:family="text">
      <style:text-properties fo:font-weight="normal" officeooo:rsid="003359b5" style:font-weight-asian="normal" style:font-weight-complex="normal"/>
    </style:style>
    <style:style style:name="T76" style:family="text">
      <style:text-properties officeooo:rsid="0029dd1a"/>
    </style:style>
    <style:style style:name="T77" style:family="text">
      <style:text-properties officeooo:rsid="00319621"/>
    </style:style>
    <style:style style:name="T78" style:family="text">
      <style:text-properties fo:font-size="14pt" style:text-underline-style="none"/>
    </style:style>
    <style:style style:name="T79" style:family="text">
      <style:text-properties fo:font-size="14pt" style:text-underline-style="none" fo:font-weight="normal" style:font-weight-asian="normal" style:font-weight-complex="normal"/>
    </style:style>
    <style:style style:name="T80" style:family="text">
      <style:text-properties fo:font-size="14pt" style:text-underline-style="none" fo:font-weight="normal" officeooo:rsid="00358aef" style:font-weight-asian="normal" style:font-weight-complex="normal"/>
    </style:style>
    <style:style style:name="T81" style:family="text">
      <style:text-properties fo:font-size="14pt" style:text-underline-style="none" fo:font-weight="normal" officeooo:rsid="003899a1" style:font-weight-asian="normal" style:font-weight-complex="normal"/>
    </style:style>
    <style:style style:name="T82" style:family="text">
      <style:text-properties fo:font-size="14pt" style:text-underline-style="none" fo:font-weight="normal" officeooo:rsid="00461274" style:font-weight-asian="normal" style:font-weight-complex="normal"/>
    </style:style>
    <style:style style:name="T83" style:family="text">
      <style:text-properties fo:font-size="14pt" style:text-underline-style="none" fo:font-weight="normal" officeooo:rsid="004b83c5" style:font-weight-asian="normal" style:font-weight-complex="normal"/>
    </style:style>
    <style:style style:name="T84" style:family="text">
      <style:text-properties fo:font-size="14pt" style:text-underline-style="none" fo:font-weight="bold" style:font-weight-asian="bold" style:font-weight-complex="bold"/>
    </style:style>
    <style:style style:name="T85" style:family="text">
      <style:text-properties fo:font-size="14pt" style:text-underline-style="none" fo:font-weight="bold" officeooo:rsid="00358aef" style:font-weight-asian="bold" style:font-weight-complex="bold"/>
    </style:style>
    <style:style style:name="T86" style:family="text">
      <style:text-properties fo:font-size="14pt" style:text-underline-style="none" officeooo:rsid="00358aef"/>
    </style:style>
    <style:style style:name="T87" style:family="text">
      <style:text-properties fo:font-size="14pt" style:text-underline-style="none" officeooo:rsid="003899a1"/>
    </style:style>
    <style:style style:name="T88" style:family="text">
      <style:text-properties fo:font-size="14pt" style:text-underline-style="none" officeooo:rsid="00461274"/>
    </style:style>
    <style:style style:name="T89" style:family="text">
      <style:text-properties fo:font-size="14pt" style:text-underline-style="none" officeooo:rsid="004b83c5"/>
    </style:style>
    <style:style style:name="T90" style:family="text">
      <style:text-properties fo:font-size="14pt" style:text-underline-style="solid" style:text-underline-width="auto" style:text-underline-color="font-color" fo:font-weight="normal" style:font-weight-asian="normal" style:font-weight-complex="normal"/>
    </style:style>
    <style:style style:name="T91" style:family="text">
      <style:text-properties fo:font-size="14pt" style:text-underline-style="solid" style:text-underline-width="auto" style:text-underline-color="font-color" fo:font-weight="normal" officeooo:rsid="003899a1" style:font-weight-asian="normal" style:font-weight-complex="normal"/>
    </style:style>
    <style:style style:name="T92" style:family="text">
      <style:text-properties officeooo:rsid="0036df63"/>
    </style:style>
    <style:style style:name="T93" style:family="text">
      <style:text-properties officeooo:rsid="003bb619"/>
    </style:style>
    <style:style style:name="T94" style:family="text">
      <style:text-properties officeooo:rsid="003da6ab"/>
    </style:style>
    <style:style style:name="T95" style:family="text">
      <style:text-properties officeooo:rsid="003ff142"/>
    </style:style>
    <style:style style:name="T96" style:family="text">
      <style:text-properties officeooo:rsid="00461274"/>
    </style:style>
    <style:style style:name="T97" style:family="text">
      <style:text-properties officeooo:rsid="00489304"/>
    </style:style>
    <style:style style:name="T98" style:family="text">
      <style:text-properties officeooo:rsid="004c5c63"/>
    </style:style>
    <style:style style:name="T99" style:family="text">
      <style:text-properties officeooo:rsid="004fa874"/>
    </style:style>
    <style:style style:name="T100" style:family="text">
      <style:text-properties officeooo:rsid="00508935"/>
    </style:style>
    <style:style style:name="T101" style:family="text">
      <style:text-properties officeooo:rsid="00525ecf"/>
    </style:style>
    <style:style style:name="T102" style:family="text">
      <style:text-properties officeooo:rsid="005340fa"/>
    </style:style>
    <style:style style:name="T103" style:family="text">
      <style:text-properties officeooo:rsid="005351ca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МИНИСТЕРСТВО НАУКИ И ВЫСШЕГО ОБРАЗОВАНИЯ РФ</text:p>
      <text:p text:style-name="P4">ФЕДЕРАЛЬНОЕ ГОСУДАРСТВЕННОЕ АВТОНОМНОЕ ОБРАЗОВАТЕЛЬНОЕ УЧРЕЖДЕНИЕ ВЫСШЕГО ОБРАЗОВАНИЯ</text:p>
      <text:p text:style-name="P4">“НОВОСИБИРСКИЙ НАЦИОНАЛЬНЫЙ ИССЛЕДОВАТЕЛЬСКИЙ ГОСУДАРСТВЕННЫЙ УНИВЕРСИТЕТ”</text:p>
      <text:p text:style-name="P4">(НОВОСИБИРСКИЙ ГОСУДАРСТВ<text:span text:style-name="T7">Е</text:span>ННЫЙ УНИВЕРСИТЕТ, НГУ)</text:p>
      <text:p text:style-name="P4"/>
      <text:p text:style-name="P4">Факультет информационных технологий</text:p>
      <text:p text:style-name="P4">Кафедра систем информатики</text:p>
      <text:p text:style-name="P4"/>
      <text:p text:style-name="P4">Направление подготовки 09.03.01 Информатика и вычислительная техника</text:p>
      <text:p text:style-name="P4">Направленность (профиль): Компьютерные науки и системотехника</text:p>
      <text:p text:style-name="P4"/>
      <text:p text:style-name="P8">ВЫПУСКНАЯ КВАЛИФИКАЦИОННАЯ РАБОТА БАКАЛАВРА</text:p>
      <text:p text:style-name="P4"/>
      <text:p text:style-name="P4"><text:span text:style-name="T2">Савченко</text:span><text:span text:style-name="T1"> </text:span><text:span text:style-name="T2">Егора Владимировича</text:span></text:p>
      <text:p text:style-name="P4"/>
      <text:p text:style-name="P5">Тема работы: </text:p>
      <text:p text:style-name="P4"/>
      <text:p text:style-name="P12">РАЗРАБОТКА УЧЕБНОЙ СИСТЕМЫ ОЦЕНКИ СЛОЖНОСТИ ПЛАНОВ SQL ЗАПРОСО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“К защите допущен”</text:p>
            <text:p text:style-name="P6">Заведующий кафедрой: систем информатики</text:p>
            <text:p text:style-name="P6">ученая степень, звание: доктор физико-математических наук</text:p>
          </table:table-cell>
          <table:table-cell table:style-name="Таблица1.A1" office:value-type="string">
            <text:p text:style-name="P9">Руководитель ВКР</text:p>
            <text:p text:style-name="P6">ученая степень, звание: <text:span text:style-name="T6"><text:s/></text:span><text:span text:style-name="T5">к.ф-м.н</text:span></text:p>
            <text:p text:style-name="P6">должность, место работы в НГУ:<text:span text:style-name="T6"> </text:span><text:span text:style-name="T4">доцент кафедры СИ</text:span></text:p>
          </table:table-cell>
        </table:table-row>
        <table:table-row table:style-name="Таблица1.1">
          <table:table-cell table:style-name="Таблица1.A1" office:value-type="string">
            <text:p text:style-name="P6">Лаврентьев Михаил Михайлович / __________</text:p>
            <text:p text:style-name="P13">(ФИО) / (подпись)</text:p>
            <text:p text:style-name="P14">“_____”____________ 2024г.</text:p>
          </table:table-cell>
          <table:table-cell table:style-name="Таблица1.A1" office:value-type="string">
            <text:p text:style-name="P7"><text:span text:style-name="T3">Мигинский</text:span> <text:span text:style-name="T3">Денис Сергеевич </text:span>/ </text:p>
            <text:p text:style-name="P7">___________</text:p>
            <text:p text:style-name="P13">(ФИО) / (подпись)</text:p>
            <text:p text:style-name="P14">“_____”____________ 2024г.</text:p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B3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B4" office:value-type="string">
            <text:p text:style-name="P3"/>
          </table:table-cell>
        </table:table-row>
      </table:table>
      <text:p text:style-name="P1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5">Оглавление</text:p>
          </text:index-title>
          <text:p text:style-name="P41"><text:a xlink:type="simple" xlink:href="#__RefHeading___Toc1149_1458253492" text:style-name="Index_20_Link" text:visited-style-name="Index_20_Link">ВВЕДЕНИЕ<text:tab/>3</text:a></text:p>
          <text:p text:style-name="P41"><text:a xlink:type="simple" xlink:href="#__RefHeading___Toc193_196251381" text:style-name="Index_20_Link" text:visited-style-name="Index_20_Link">ГЛАВА 1.<text:tab/>4</text:a></text:p>
          <text:p text:style-name="P41"><text:a xlink:type="simple" xlink:href="#__RefHeading___Toc195_196251381" text:style-name="Index_20_Link" text:visited-style-name="Index_20_Link">ГЛАВА 2. РЕАЛИЗАЦИЯ<text:tab/>5</text:a></text:p>
          <text:p text:style-name="P42"><text:a xlink:type="simple" xlink:href="#__RefHeading___Toc965_2256393911" text:style-name="Index_20_Link" text:visited-style-name="Index_20_Link">2.1 Инструменты реализации<text:tab/>6</text:a></text:p>
          <text:p text:style-name="P43"><text:a xlink:type="simple" xlink:href="#__RefHeading___Toc967_2256393911" text:style-name="Index_20_Link" text:visited-style-name="Index_20_Link">2.1.1 Обоснование<text:tab/>6</text:a></text:p>
          <text:p text:style-name="P43"><text:a xlink:type="simple" xlink:href="#__RefHeading___Toc969_2256393911" text:style-name="Index_20_Link" text:visited-style-name="Index_20_Link">2.1.2 Поддержка<text:tab/>6</text:a></text:p>
          <text:p text:style-name="P43"><text:a xlink:type="simple" xlink:href="#__RefHeading___Toc971_2256393911" text:style-name="Index_20_Link" text:visited-style-name="Index_20_Link">2.1.3 Расширяемость<text:tab/>6</text:a></text:p>
          <text:p text:style-name="P43"><text:a xlink:type="simple" xlink:href="#__RefHeading___Toc980_22563939111" text:style-name="Index_20_Link" text:visited-style-name="Index_20_Link">2.1.4 Развертывание системы<text:tab/>6</text:a></text:p>
          <text:p text:style-name="P42"><text:a xlink:type="simple" xlink:href="#__RefHeading___Toc978_2256393911" text:style-name="Index_20_Link" text:visited-style-name="Index_20_Link">2.2 Архитектура<text:tab/>7</text:a></text:p>
          <text:p text:style-name="P43"><text:a xlink:type="simple" xlink:href="#__RefHeading___Toc980_2256393911" text:style-name="Index_20_Link" text:visited-style-name="Index_20_Link">2.2.1 Концептуальное представление модуля обработки<text:tab/>7</text:a></text:p>
          <text:p text:style-name="P43"><text:a xlink:type="simple" xlink:href="#__RefHeading___Toc982_2256393911" text:style-name="Index_20_Link" text:visited-style-name="Index_20_Link">2.2.2 Чтение данных<text:tab/>7</text:a></text:p>
          <text:p text:style-name="P43"><text:a xlink:type="simple" xlink:href="#__RefHeading___Toc984_2256393911" text:style-name="Index_20_Link" text:visited-style-name="Index_20_Link">2.2.3 Структуры отображения данных<text:tab/>8</text:a></text:p>
          <text:p text:style-name="P44"><text:a xlink:type="simple" xlink:href="#__RefHeading___Toc1331_1340521475" text:style-name="Index_20_Link" text:visited-style-name="Index_20_Link">2.2.3.1 Таблицы<text:tab/>8</text:a></text:p>
          <text:p text:style-name="P44"><text:a xlink:type="simple" xlink:href="#__RefHeading___Toc1333_1340521475" text:style-name="Index_20_Link" text:visited-style-name="Index_20_Link">2.2.3.2 Индексы<text:tab/>8</text:a></text:p>
          <text:p text:style-name="P43"><text:a xlink:type="simple" xlink:href="#__RefHeading___Toc986_2256393911" text:style-name="Index_20_Link" text:visited-style-name="Index_20_Link">2.2.4 Библиотеки<text:tab/>8</text:a></text:p>
          <text:p text:style-name="P43"><text:a xlink:type="simple" xlink:href="#__RefHeading___Toc988_2256393911" text:style-name="Index_20_Link" text:visited-style-name="Index_20_Link">2.2.5 Интерфейс взаимодействия с клиентом системы<text:tab/>9</text:a></text:p>
          <text:p text:style-name="P42"><text:a xlink:type="simple" xlink:href="#__RefHeading___Toc990_2256393911" text:style-name="Index_20_Link" text:visited-style-name="Index_20_Link">2.3 Операции над данными<text:tab/>10</text:a></text:p>
          <text:p text:style-name="P43"><text:a xlink:type="simple" xlink:href="#__RefHeading___Toc992_2256393911" text:style-name="Index_20_Link" text:visited-style-name="Index_20_Link">2.3.1 Операции<text:tab/>10</text:a></text:p>
          <text:p text:style-name="P42"><text:a xlink:type="simple" xlink:href="#__RefHeading___Toc957_2256393911" text:style-name="Index_20_Link" text:visited-style-name="Index_20_Link">2.4 Значения<text:tab/>11</text:a></text:p>
          <text:p text:style-name="P43"><text:a xlink:type="simple" xlink:href="#__RefHeading___Toc994_2256393911" text:style-name="Index_20_Link" text:visited-style-name="Index_20_Link">2.4.1 Типы данных<text:tab/>11</text:a></text:p>
          <text:p text:style-name="P43"><text:a xlink:type="simple" xlink:href="#__RefHeading___Toc996_2256393911" text:style-name="Index_20_Link" text:visited-style-name="Index_20_Link">2.4.2 Полиморфизм типов<text:tab/>11</text:a></text:p>
          <text:p text:style-name="P42"><text:a xlink:type="simple" xlink:href="#__RefHeading___Toc683_196251381" text:style-name="Index_20_Link" text:visited-style-name="Index_20_Link">2.5 Выражение<text:tab/>12</text:a></text:p>
          <text:p text:style-name="P43"><text:a xlink:type="simple" xlink:href="#__RefHeading___Toc273_3727507447" text:style-name="Index_20_Link" text:visited-style-name="Index_20_Link">2.5.1 Обработка выражений<text:tab/>12</text:a></text:p>
          <text:p text:style-name="P44"><text:a xlink:type="simple" xlink:href="#__RefHeading___Toc273_37275074471" text:style-name="Index_20_Link" text:visited-style-name="Index_20_Link">2.5.1.1 Проверка на корректность<text:tab/>13</text:a></text:p>
          <text:p text:style-name="P44"><text:a xlink:type="simple" xlink:href="#__RefHeading___Toc273_372750744711" text:style-name="Index_20_Link" text:visited-style-name="Index_20_Link">2.5.1.2 Проверка на зависимость от контекста<text:tab/>13</text:a></text:p>
          <text:p text:style-name="P44"><text:a xlink:type="simple" xlink:href="#__RefHeading___Toc273_3727507447111" text:style-name="Index_20_Link" text:visited-style-name="Index_20_Link">2.5.1.3 Внедрение данных<text:tab/>13</text:a></text:p>
          <text:p text:style-name="P44"><text:a xlink:type="simple" xlink:href="#__RefHeading___Toc273_37275074471111" text:style-name="Index_20_Link" text:visited-style-name="Index_20_Link">2.5.1.4 Вычисление выражений<text:tab/>13</text:a></text:p>
          <text:p text:style-name="P43"><text:a xlink:type="simple" xlink:href="#__RefHeading___Toc273_372750744711111" text:style-name="Index_20_Link" text:visited-style-name="Index_20_Link">2.5.2 Обработка подзапросов<text:tab/>14</text:a></text:p>
          <text:p text:style-name="P42"><text:a xlink:type="simple" xlink:href="#__RefHeading___Toc998_2256393911" text:style-name="Index_20_Link" text:visited-style-name="Index_20_Link">2.6 Индексирование данных<text:tab/>15</text:a></text:p>
          <text:p text:style-name="P42"><text:a xlink:type="simple" xlink:href="#__RefHeading___Toc1000_2256393911" text:style-name="Index_20_Link" text:visited-style-name="Index_20_Link">2.7 Ленивость<text:tab/>16</text:a></text:p>
          <text:p text:style-name="P42"><text:a xlink:type="simple" xlink:href="#__RefHeading___Toc1002_2256393911" text:style-name="Index_20_Link" text:visited-style-name="Index_20_Link">2.8 Кеширование запросов<text:tab/>17</text:a></text:p>
          <text:p text:style-name="P42"><text:a xlink:type="simple" xlink:href="#__RefHeading___Toc1335_1340521475" text:style-name="Index_20_Link" text:visited-style-name="Index_20_Link">2.9 Оценка сложности<text:tab/>18</text:a></text:p>
          <text:p text:style-name="P41"><text:a xlink:type="simple" xlink:href="#__RefHeading___Toc1151_1458253492" text:style-name="Index_20_Link" text:visited-style-name="Index_20_Link">ЗАКЛЮЧЕНИЕ<text:tab/>19</text:a></text:p>
          <text:p text:style-name="P41"><text:a xlink:type="simple" xlink:href="#__RefHeading___Toc1153_1458253492" text:style-name="Index_20_Link" text:visited-style-name="Index_20_Link">ИСТОЧНИКИ<text:tab/>20</text:a></text:p>
          <text:p text:style-name="P41"><text:a xlink:type="simple" xlink:href="#__RefHeading___Toc1155_1458253492" text:style-name="Index_20_Link" text:visited-style-name="Index_20_Link">ГЛОССАРИЙ<text:tab/>21</text:a></text:p>
          <text:p text:style-name="P41"><text:a xlink:type="simple" xlink:href="#__RefHeading___Toc1157_1458253492" text:style-name="Index_20_Link" text:visited-style-name="Index_20_Link">ПРИЛОЖЕНИЕ<text:tab/>24</text:a></text:p>
        </text:index-body>
      </text:table-of-content>
      <text:p text:style-name="P15"/>
      <text:h text:style-name="P54" text:outline-level="1"><text:bookmark-start text:name="__RefHeading___Toc1149_1458253492"/>ВВЕДЕНИЕ<text:bookmark-end text:name="__RefHeading___Toc1149_1458253492"/></text:h>
      <text:p text:style-name="Text_20_body"/>
      <text:h text:style-name="P54" text:outline-level="1"><text:bookmark-start text:name="__RefHeading___Toc193_196251381"/>ГЛАВА 1.<text:bookmark-end text:name="__RefHeading___Toc193_196251381"/></text:h>
      <text:p text:style-name="P11"/>
      <text:h text:style-name="P54" text:outline-level="1"><text:bookmark-start text:name="__RefHeading___Toc195_196251381"/>ГЛАВА 2. РЕАЛИЗАЦИЯ<text:bookmark-end text:name="__RefHeading___Toc195_196251381"/></text:h>
      <text:p text:style-name="P11"/>
      <text:h text:style-name="P55" text:outline-level="2"><text:bookmark-start text:name="__RefHeading___Toc965_2256393911"/>2.1 Инструменты реализации<text:bookmark-end text:name="__RefHeading___Toc965_2256393911"/></text:h>
      <text:p text:style-name="P60">В качестве основного инструмента реализации было принято решение использовать язык java </text:p>
      <text:h text:style-name="P56" text:outline-level="3"><text:bookmark-start text:name="__RefHeading___Toc967_2256393911"/>2.1.1 Обоснование<text:bookmark-end text:name="__RefHeading___Toc967_2256393911"/></text:h>
      <text:h text:style-name="Heading_20_3" text:outline-level="3"><text:bookmark-start text:name="__RefHeading___Toc969_2256393911"/>2.1.2 Поддержка<text:bookmark-end text:name="__RefHeading___Toc969_2256393911"/></text:h>
      <text:h text:style-name="Heading_20_3" text:outline-level="3"><text:bookmark-start text:name="__RefHeading___Toc971_2256393911"/>2.1.3 Расширяемость<text:bookmark-end text:name="__RefHeading___Toc971_2256393911"/></text:h>
      <text:h text:style-name="P57" text:outline-level="3"><text:bookmark-start text:name="__RefHeading___Toc980_22563939111"/><text:span text:style-name="T64">2.</text:span><text:span text:style-name="T65">1</text:span><text:span text:style-name="T64">.</text:span><text:span text:style-name="T65">4</text:span><text:span text:style-name="T64"> </text:span><text:span text:style-name="T65">Развертывание системы</text:span><text:bookmark-end text:name="__RefHeading___Toc980_22563939111"/></text:h>
      <text:p text:style-name="P67"><text:span text:style-name="T38">При подходе, когда </text:span><text:span text:style-name="T9">клиент системы</text:span><text:span text:style-name="T38">, и сама система реализованы на разных языках программирования, довольно остро встает вопрос развертывания системы на клиентских устройствах. Для работы клиента необходимо одно программное окружение, для работы самой </text:span><text:span text:style-name="T9">учебной системы</text:span><text:span text:style-name="T38"> — другое, помимо всего прочего еще должен быть установлен сервер базы данных (также, необходимо дать возможность удобно конфигурировать сами таблицы реляционных данных</text:span><text:span text:style-name="T66">: например, </text:span><text:span text:style-name="T38">путем загрузки образа </text:span><text:span text:style-name="T66">в</text:span><text:span text:style-name="T38"> баз</text:span><text:span text:style-name="T66">у данных</text:span><text:span text:style-name="T38">). </text:span></text:p>
      <text:p text:style-name="P68">Для решения этой задачи предлагается использовать решение контейнеризации программного обеспечения, например Docker. Это позволит <text:s text:c="2"/>упаковать учебную систему и базу данных в контейнер. Сконфигурировать контейнер предлагается следующим образом: перед запуском контейнера в него копируется образ необходимой базы данных, а при запуске сервера базы данных внутри контейнера, этот образ будет автоматически применяться, кроме того, нужно будет активировать форвардинг портов для возможности вызова клиента из вне контейнера. </text:p>
      <text:p text:style-name="P68">Предложенный подход развертывания позволит <text:span text:style-name="T97">сокрыть от конечного пользователя</text:span> большую часть <text:span text:style-name="T97">реализации и упростить интерфейс взаимодействия с </text:span><text:span text:style-name="T31">учебной системой</text:span><text:span text:style-name="T97">. Однако подход с контейнеризацией неудобен тем, что требует установки дополнительного программного обеспечения и базовых навыков работы с ним.</text:span></text:p>
      <text:h text:style-name="P55" text:outline-level="2"><text:bookmark-start text:name="__RefHeading___Toc978_2256393911"/>2.2 Архитектура<text:bookmark-end text:name="__RefHeading___Toc978_2256393911"/></text:h>
      <text:p text:style-name="P60">Глобально система состоит из трех модулей: модуль работы с базой данных, модуль обработки <text:span text:style-name="T9">запросов</text:span><text:span text:style-name="T38"> и модуль отвечающий за</text:span><text:span text:style-name="T68">2</text:span><text:span text:style-name="T38"> сериализацию/десериализацию. Планируется, что систему можно интегрировать с любым </text:span><text:span text:style-name="T9">клиентом </text:span><text:span text:style-name="T30">системы</text:span><text:span text:style-name="T64">, что позволит не привязывать учебный план к конкретному языку программирования и расширить кругозор конечного пользователя (например реализовав клиента на функциональном языке программирования). </text:span></text:p>
      <text:h text:style-name="Heading_20_3" text:outline-level="3"><text:bookmark-start text:name="__RefHeading___Toc980_2256393911"/>2.2.1 Концептуальное представление <text:span text:style-name="T96">модуля обработки</text:span><text:bookmark-end text:name="__RefHeading___Toc980_2256393911"/></text:h>
      <text:p text:style-name="P71"><text:tab/>Каждая операция по обработке реляционных данных переводит данные из начального состояния (таблица 1) в некоторое другое состояние (таблица 2). Такое упрощение позволяет выделить единый интерфейс, который будет реализовываться каждой <text:span text:style-name="T9">операцией над данными</text:span><text:span text:style-name="T38">. </text:span><text:span text:style-name="T69">В дополнение, если входной и выходной тип данных (таблица) для каждой из определенных операций одинаков, </text:span><text:span text:style-name="T33">операции над данными</text:span><text:span text:style-name="T69"> можно связывать в любой последовательности (практически в любой: любая последовательность операций должна начинаться с операции «From», так как она формирует изначальную таблицу), а это как раз и требуется при создании </text:span><text:span text:style-name="T33">учебного инструмента</text:span><text:span text:style-name="T69"> по созданию планов запросов.</text:span></text:p>
      <text:p text:style-name="P71"><text:span text:style-name="T69"><text:tab/>На в качестве результата работы программы пользователь получает множество (неупорядоченную таблицу) реляционных данных и некий результат оценки сложности исполненного </text:span><text:span text:style-name="T33">запроса</text:span><text:span text:style-name="T69">.</text:span></text:p>
      <text:h text:style-name="Heading_20_3" text:outline-level="3"><text:bookmark-start text:name="__RefHeading___Toc982_2256393911"/>2.2.<text:span text:style-name="T95">2</text:span> Чтение данных<text:bookmark-end text:name="__RefHeading___Toc982_2256393911"/></text:h>
      <text:p text:style-name="P69"><text:span text:style-name="T97">Чтение данных происходит из сервера базы данных при запуске </text:span><text:span text:style-name="T31">учебной системы</text:span><text:span text:style-name="T97">. Конфигурация подключения и (некоторые другие параметры) задаются в специальном файле. Чтение данных происходит посредством JDBC (Java Database Connectivity), что позволяет использовать практически любую промышленную базу данных. </text:span></text:p>
      <text:p text:style-name="P70">Изначально происходит лишь чтение заголовков таблиц, а также некоторой сопутствующей метаинформации (типов данных, индексов, объем таблиц). Сами данные таблиц на этом этапе не считываются. Из заголовков и метаинформации строится отображение данных в оперативную память (п 2.2.3). </text:p>
      <text:p text:style-name="P70"><text:soft-page-break/>Данные из базы запрашиваются <text:span text:style-name="T9">лениво</text:span> и по мере необходимости. Чтение таблиц происходит небольшими группами примерно по 100 строк (параметр конфигурируемый). Такой подход в загрузке данных позволяет держать в оперативной памяти только необходимые для обработчика данные, это положительно скажется на общей производительности <text:span text:style-name="T9">учебной систем</text:span><text:span text:style-name="T32">ы</text:span><text:span text:style-name="T67">, а чтение данных группами предотвратит излишнее клиент-серверное взаимодействие между </text:span><text:span text:style-name="T32">учебной системой</text:span><text:span text:style-name="T67"> и сервером баз данных.</text:span></text:p>
      <text:h text:style-name="Heading_20_3" text:outline-level="3"><text:bookmark-start text:name="__RefHeading___Toc984_2256393911"/>2.2.<text:span text:style-name="T95">3</text:span> Структуры отображения данных<text:bookmark-end text:name="__RefHeading___Toc984_2256393911"/></text:h>
      <text:h text:style-name="Heading_20_4" text:outline-level="4"><text:bookmark-start text:name="__RefHeading___Toc1331_1340521475"/>2.2.3.1 Таблицы<text:bookmark-end text:name="__RefHeading___Toc1331_1340521475"/></text:h>
      <text:p text:style-name="P72">Основная структура отображения данных в оперативную память — таблица данных. Таблица данных бывает «простой»: в качестве основной структуры данных используется список, и «<text:span text:style-name="T9">ленивой</text:span>»: в качестве основной структуры данных используется «поток данных» (Java Stream Api). При чтении и в процессе обработки данных используется «<text:span text:style-name="T9">ленивая</text:span><text:span text:style-name="T38">»</text:span> реализация таблицы, при формировании результата (ответа <text:span text:style-name="T9">клиенту системы</text:span>) «<text:span text:style-name="T9">ленивая</text:span>» таблица модифицируется в «простую».</text:p>
      <text:p text:style-name="P72">Помимо данных таблицы содержат в себе информацию о наименовании колонок, <text:span text:style-name="T99">названии таблицы, а также о индексах.</text:span></text:p>
      <text:h text:style-name="Heading_20_4" text:outline-level="4"><text:bookmark-start text:name="__RefHeading___Toc1333_1340521475"/>2.2.3.2 Индексы<text:bookmark-end text:name="__RefHeading___Toc1333_1340521475"/></text:h>
      <text:p text:style-name="P73">Индекс<text:span text:style-name="T38"> — это некоторая структура, являющаяся отражением индексирования данных в базе данных, либо заданная пользователем посредством применения соответствующей </text:span>операции над данными<text:span text:style-name="T38">, создаваемая с целью повышения производительности поиска, фильтрации, выборки данных.</text:span></text:p>
      <text:p text:style-name="P74"><text:span text:style-name="T38">В </text:span><text:span text:style-name="T9">учебной системе</text:span><text:span text:style-name="T38"> есть несколько разновидностей индексов, каждая их которых организует ссылки на строки данных из таблиц по-своему: с использованием </text:span><text:span text:style-name="T9">хе</text:span><text:span text:style-name="T34">ш</text:span><text:span text:style-name="T9">-таблицы</text:span><text:span text:style-name="T38">, с использованием </text:span><text:span text:style-name="T12">дерева поиска</text:span><text:span text:style-name="T40">, с помощью </text:span><text:span text:style-name="T19">битовой карты</text:span><text:span text:style-name="T48">.</text:span></text:p>
      <text:h text:style-name="Heading_20_3" text:outline-level="3"><text:bookmark-start text:name="__RefHeading___Toc986_2256393911"/>2.2.<text:span text:style-name="T95">4</text:span> Библ<text:span text:style-name="T102">и</text:span>отеки<text:bookmark-end text:name="__RefHeading___Toc986_2256393911"/></text:h>
      <text:p text:style-name="P76">При реализации <text:span text:style-name="T9">учебной системы</text:span> использовались следующие библиотеки для языка программирования Java: </text:p>
      <text:list xml:id="list1388971242" text:style-name="L1">
        <text:list-item>
          <text:p text:style-name="P77">JDBC <text:span text:style-name="T101">(postgresql-driver); lля подключения к серверу базы данных PostgreSql.</text:span></text:p>
        </text:list-item>
        <text:list-item>
          <text:p text:style-name="P78"><text:soft-page-break/>Apache commons (lang3, collections4); для использования готовых утилит по работе с коллекциями и др.</text:p>
        </text:list-item>
        <text:list-item>
          <text:p text:style-name="P78">Jackson (core, annotations, databind); для конфигурации схемы Data Transfer Object — объекта передачи данных.</text:p>
        </text:list-item>
        <text:list-item>
          <text:p text:style-name="P78">Junit (harmcrest-core, junit4); для фиксирования поведения <text:span text:style-name="T9">учебной системы</text:span> были написаны интеграционные тесты.</text:p>
        </text:list-item>
        <text:list-item>
          <text:p text:style-name="P78">Jsonscheme-generator-4, Slf4j; для генерации схемы JSON.</text:p>
        </text:list-item>
      </text:list>
      <text:h text:style-name="Heading_20_3" text:outline-level="3"><text:bookmark-start text:name="__RefHeading___Toc988_2256393911"/>2.2.<text:span text:style-name="T95">5</text:span> <text:span text:style-name="T100">Интерфейс взаимодействия с клиентом системы</text:span><text:bookmark-end text:name="__RefHeading___Toc988_2256393911"/></text:h>
      <text:p text:style-name="P75"><text:span text:style-name="T100">Взаимодействие между </text:span><text:span text:style-name="T34">клиентом системы</text:span><text:span text:style-name="T70"> и </text:span><text:span text:style-name="T34">учебной системы</text:span><text:span text:style-name="T70"> определяется схемой </text:span><text:span text:style-name="T71">JSON</text:span><text:span text:style-name="T70"> (JavaSctipt Object Notation) - объекта. Иными словами, определена схема объекта, и при вызове </text:span><text:span text:style-name="T34">учебного инструмента</text:span><text:span text:style-name="T70"> посредством программного канала происходит </text:span><text:span text:style-name="T71">процесс </text:span><text:span text:style-name="T35">десериализации</text:span><text:span text:style-name="T71"> объекта, после чего происходит процесс проверки полученного объекта на корректность с помощью определенной схемы JSON. Если объект корректен, он передается в обработчик </text:span><text:span text:style-name="T35">запроса,</text:span><text:span text:style-name="T71"> если нет — происходит исключительная ситуация. </text:span></text:p>
      <text:p text:style-name="P76"><text:span text:style-name="T71">О</text:span><text:span text:style-name="T38">пределение схемы ожидаемого объекта, а также проверка десериализованного объекта на корректность производится с помощью библиотеки «Jackson-databind», путем задания соответствующей конфигурации.</text:span></text:p>
      <text:h text:style-name="P55" text:outline-level="2"><text:bookmark-start text:name="__RefHeading___Toc990_2256393911"/>2.3 Операции над данными<text:bookmark-end text:name="__RefHeading___Toc990_2256393911"/></text:h>
      <text:h text:style-name="Heading_20_3" text:outline-level="3"><text:bookmark-start text:name="__RefHeading___Toc992_2256393911"/>2.3.1 Операции<text:bookmark-end text:name="__RefHeading___Toc992_2256393911"/></text:h>
      <text:h text:style-name="P55" text:outline-level="2"><text:bookmark-start text:name="__RefHeading___Toc957_2256393911"/>2.<text:span text:style-name="T95">4</text:span> Значения<text:bookmark-end text:name="__RefHeading___Toc957_2256393911"/></text:h>
      <text:p text:style-name="P46">Инструмент поддерживает небольшое подмножество типов данных. Это связано иррелевантностью поддержки сложных типов данных в рамках обучающей системы. </text:p>
      <text:h text:style-name="Heading_20_3" text:outline-level="3"><text:bookmark-start text:name="__RefHeading___Toc994_2256393911"/>2.<text:span text:style-name="T95">4</text:span>.1 Типы данных<text:bookmark-end text:name="__RefHeading___Toc994_2256393911"/></text:h>
      <text:h text:style-name="Heading_20_3" text:outline-level="3"><text:bookmark-start text:name="__RefHeading___Toc996_2256393911"/>2.<text:span text:style-name="T95">4</text:span>.2 Полиморфизм типов<text:bookmark-end text:name="__RefHeading___Toc996_2256393911"/></text:h>
      <text:h text:style-name="P55" text:outline-level="2"><text:bookmark-start text:name="__RefHeading___Toc683_196251381"/><text:span text:style-name="T8">2.</text:span><text:span text:style-name="T95">5</text:span><text:span text:style-name="T8"> </text:span>Выражение<text:bookmark-end text:name="__RefHeading___Toc683_196251381"/></text:h>
      <text:p text:style-name="P26"><text:span text:style-name="T12">Выражение</text:span> — <text:span text:style-name="T76">одна из ключевых частей формирования запроса. Оно используется при задании некоторых </text:span><text:span text:style-name="T21">операций над </text:span><text:span text:style-name="T26">данными</text:span><text:span text:style-name="T76">, а именно, как часть </text:span><text:span text:style-name="T53">операции </text:span><text:span text:style-name="T76">фильтрации (Where) и как часть </text:span><text:span text:style-name="T53">операции</text:span><text:span text:style-name="T76"> соединения данных (Join). </text:span></text:p>
      <text:p text:style-name="P26"><text:span text:style-name="T13">Выражение</text:span><text:span text:style-name="T41"> позволяет описывать как именно необходимо манипулировать </text:span><text:span text:style-name="T13">строками данных</text:span><text:span text:style-name="T41">: корректно заданное </text:span><text:span text:style-name="T13">выражение</text:span><text:span text:style-name="T41"> позволяет ответить на вопрос: «</text:span><text:span text:style-name="T42">Подходит ли текущая строка по заданному условию?</text:span><text:span text:style-name="T41">». </text:span><text:span text:style-name="T42">Иными словами, корректное выражение </text:span><text:span text:style-name="T44">в результате</text:span><text:span text:style-name="T42"> </text:span><text:span text:style-name="T44">процесса </text:span><text:span text:style-name="T14">внедрения данных</text:span><text:span text:style-name="T44"> и процесса </text:span><text:span text:style-name="T14">просчета данных</text:span><text:span text:style-name="T44"> выдает </text:span><text:span text:style-name="T14">значение</text:span><text:span text:style-name="T44"> типа BooleanValue.</text:span></text:p>
      <text:p text:style-name="P27"><text:span text:style-name="T14">В</text:span><text:span text:style-name="T12">ыражение</text:span><text:span text:style-name="T40"> задается пользователем и хранится в виде древовидной структуры, это позволяет избавиться от необходимости добавления скобок в инструмент (порядок операций задается структурой дерева), а также упрощает обход и другие манипуляции над </text:span><text:span text:style-name="T12">выражением</text:span><text:span text:style-name="T40">. Узлы дерева строго типизированы и представляют из себя либо операции над </text:span><text:span text:style-name="T12">выражениями</text:span><text:span text:style-name="T40">, либо непосредственно </text:span><text:span text:style-name="T12">значения</text:span><text:span text:style-name="T40"> (списки значений), либо </text:span><text:span text:style-name="T12">подзапросы</text:span><text:span text:style-name="T40">. </text:span></text:p>
      <text:p text:style-name="P28"><text:span text:style-name="T40">Выражение с точки зрения реализации — интерфейс, у которого есть несколько реализаций: </text:span><text:span text:style-name="T15">значение</text:span><text:span text:style-name="T46">, унарная операция, бинарная операция, тернарная операция, список значений, подтаблица (обертка, хранящая в себе </text:span><text:span text:style-name="T18">подзапрос</text:span><text:span text:style-name="T46">, необходимая для корректной манипуляции с выражением). Такая иерархия структур данных позволяет задавать в строго типизированным виде </text:span><text:span text:style-name="T15">выражения</text:span><text:span text:style-name="T46"> любой сложности и </text:span><text:span text:style-name="T47">напоминает</text:span><text:span text:style-name="T46"> к </text:span><text:span text:style-name="T47">способу задания выражений в промышленных реализациях стандарта SQL.</text:span></text:p>
      <text:h text:style-name="Heading_20_3" text:outline-level="3"><text:bookmark-start text:name="__RefHeading___Toc273_3727507447"/>2.<text:span text:style-name="T95">5</text:span>.1 Обработка выражений<text:bookmark-end text:name="__RefHeading___Toc273_3727507447"/></text:h>
      <text:p text:style-name="P29">Обработка <text:span text:style-name="T9">выражений</text:span><text:span text:style-name="T38"> происходит в процессе обработки соответствующей </text:span><text:span text:style-name="T20">операции </text:span><text:span text:style-name="T24">над данными</text:span><text:span text:style-name="T54"> (к которым применимо </text:span><text:span text:style-name="T20">выражение</text:span><text:span text:style-name="T54">) и заключается в прохождении </text:span><text:span text:style-name="T55">четырех</text:span><text:span text:style-name="T54"> этапов: </text:span><text:span text:style-name="T55">проверки </text:span><text:span text:style-name="T22">выражения</text:span><text:span text:style-name="T55"> на корректность, проверки </text:span><text:span text:style-name="T22">выражения</text:span><text:span text:style-name="T55"> на зависимость от контекста, внедрении данных, просчет </text:span><text:span text:style-name="T22">выражения</text:span><text:span text:style-name="T55">. </text:span></text:p>
      <text:p text:style-name="P29"><text:span text:style-name="T55">Благодаря тому, что каждая часть </text:span><text:span text:style-name="T22">выражения</text:span><text:span text:style-name="T55"> (узел дерева) также является </text:span><text:span text:style-name="T22">выражением</text:span><text:span text:style-name="T55"> (это исходит из описанной выше структуры дерева), для обработки этой структуры данных применяется шаблон проектирования «Посетитель». </text:span><text:span text:style-name="T56">Данный шаблон позволяет удобно складывать операции на стек вызовов, а также откладывать выполнение некоторых операций </text:span><text:soft-page-break/><text:span text:style-name="T56">непосредственно до необходимости их просчета, что следует принципам ленивой обработки </text:span><text:span text:style-name="T23">выражений</text:span><text:span text:style-name="T56">. </text:span><text:span text:style-name="T23">Выражения</text:span><text:span text:style-name="T56"> обрабатываются </text:span><text:span text:style-name="T23">лениво</text:span><text:span text:style-name="T56">.</text:span></text:p>
      <text:h text:style-name="Heading_20_4" text:outline-level="4"><text:bookmark-start text:name="__RefHeading___Toc273_37275074471"/><text:span text:style-name="T56">2.</text:span><text:span text:style-name="T63">5</text:span><text:span text:style-name="T56">.1</text:span><text:span text:style-name="T57">.1</text:span><text:span text:style-name="T56"> </text:span><text:span text:style-name="T57">Проверка на корректность</text:span><text:bookmark-end text:name="__RefHeading___Toc273_37275074471"/></text:h>
      <text:p text:style-name="P35"><text:span text:style-name="T38">На первом этапе обработки </text:span><text:span text:style-name="T9">выражения</text:span><text:span text:style-name="T38"> происходит проверка на корректность. Она заключается в определении типа данных, который будет получен после </text:span><text:span text:style-name="T9">просчета выражения</text:span><text:span text:style-name="T38"> </text:span><text:span text:style-name="T58">(в случае операции соединения данных «join» накладываются дополнительные условия корректности, зависящие от выбранной пользователем стратегии соединения) </text:span><text:span text:style-name="T38">и в выявлении несоответствия типов </text:span><text:span text:style-name="T9">значений</text:span><text:span text:style-name="T38">, <text:s/></text:span><text:span text:style-name="T9">операторов</text:span><text:span text:style-name="T38"> </text:span><text:span text:style-name="T58">и</text:span><text:span text:style-name="T38"> </text:span><text:span text:style-name="T25">операций</text:span><text:span text:style-name="T58">. В ходе проверки при обнаружении какого—либо несоответствия происходит соответствующее событие исключительной ситуации.</text:span></text:p>
      <text:h text:style-name="P58" text:outline-level="4"><text:bookmark-start text:name="__RefHeading___Toc273_372750744711"/><text:span text:style-name="T56">2.</text:span><text:span text:style-name="T63">5</text:span><text:span text:style-name="T56">.1</text:span><text:span text:style-name="T57">.2</text:span><text:span text:style-name="T56"> </text:span><text:span text:style-name="T57">Проверка на зависимость от контекста</text:span><text:bookmark-end text:name="__RefHeading___Toc273_372750744711"/></text:h>
      <text:p text:style-name="P37"><text:span text:style-name="T24">В</text:span><text:span text:style-name="T9">ыражения</text:span><text:span text:style-name="T38"> разделяются на несколько видов в зависимости от их отношения к текущему контексту исполнения: </text:span><text:span text:style-name="T27">контекстно-свободные</text:span><text:span text:style-name="T59">, </text:span><text:span text:style-name="T27">контекстно-зависимые</text:span><text:span text:style-name="T59">, </text:span><text:span text:style-name="T27">свободные для контекста</text:span><text:span text:style-name="T59">. На данном этапе обработки выявляется, является ли </text:span><text:span text:style-name="T27">выражение</text:span><text:span text:style-name="T59"> </text:span><text:span text:style-name="T27">свободным для контекста</text:span><text:span text:style-name="T59">. Это позволяет сократить общее количество манипуляций и следовать принципам </text:span><text:span text:style-name="T27">ленивости</text:span><text:span text:style-name="T59">: в случае, если </text:span><text:span text:style-name="T27">выражение</text:span><text:span text:style-name="T59"> не зависит от текущего контекста (иными словами, является свободным для текущего контекста), его можно просчитать единожды, а не выполнять операцию </text:span><text:span text:style-name="T27">внедрения данных</text:span><text:span text:style-name="T59"> для каждой текущей </text:span><text:span text:style-name="T27">стоки данных</text:span><text:span text:style-name="T59">. </text:span></text:p>
      <text:h text:style-name="P58" text:outline-level="4"><text:bookmark-start text:name="__RefHeading___Toc273_3727507447111"/><text:span text:style-name="T56">2.</text:span><text:span text:style-name="T63">5</text:span><text:span text:style-name="T56">.1</text:span><text:span text:style-name="T57">.3</text:span><text:span text:style-name="T56"> </text:span><text:span text:style-name="T57">Внедрение данных</text:span><text:bookmark-end text:name="__RefHeading___Toc273_3727507447111"/></text:h>
      <text:p text:style-name="P38"><text:span text:style-name="T24">В</text:span><text:span text:style-name="T9">недрение данных</text:span><text:span text:style-name="T38"> — это операция по подстановке </text:span><text:span text:style-name="T9">значений</text:span><text:span text:style-name="T38"> в специально-отведенные места в выражениях (</text:span><text:span text:style-name="T61">указывающие</text:span><text:span text:style-name="T38"> на конкретн</text:span><text:span text:style-name="T61">ые</text:span><text:span text:style-name="T38"> колонк</text:span><text:span text:style-name="T61">и</text:span><text:span text:style-name="T38"> данных). Операция внедрения данных необходима только для <text:s/></text:span><text:span text:style-name="T27">контекстно-зависимы</text:span><text:span text:style-name="T9">х</text:span><text:span text:style-name="T38"> </text:span><text:span text:style-name="T9">выражений</text:span><text:span text:style-name="T38">.</text:span></text:p>
      <text:h text:style-name="P58" text:outline-level="4"><text:bookmark-start text:name="__RefHeading___Toc273_37275074471111"/><text:span text:style-name="T56">2.</text:span><text:span text:style-name="T63">5</text:span><text:span text:style-name="T56">.1</text:span><text:span text:style-name="T57">.4</text:span><text:span text:style-name="T56"> </text:span><text:span text:style-name="T57">Вычисление выражени</text:span><text:span text:style-name="T62">й</text:span><text:bookmark-end text:name="__RefHeading___Toc273_37275074471111"/></text:h>
      <text:p text:style-name="P47"><text:span text:style-name="T29">П</text:span><text:span text:style-name="T9">росчет выражения</text:span><text:span text:style-name="T38"> может производится только при отсутствии в нем <text:s/>специально отведенных мест, указывающих на конкретные колонки данных, это достигается само по себе для </text:span><text:span text:style-name="T9">контекстно-свободных выражений</text:span><text:span text:style-name="T38"> (исходя из определения) и после стадии </text:span><text:span text:style-name="T9">внедрения данных</text:span><text:span text:style-name="T38"> для </text:span><text:span text:style-name="T9">контекстно-зависимых выражений</text:span><text:span text:style-name="T38">. </text:span></text:p>
      <text:p text:style-name="P32"/>
      <text:p text:style-name="P39"><text:soft-page-break/><text:span text:style-name="T57">В</text:span><text:span text:style-name="T38">се этапы обработки </text:span><text:span text:style-name="T9">выражений</text:span><text:span text:style-name="T38"> происходят посредством применения соответствующих реализаций «посетителей». Обработка происходит </text:span><text:span text:style-name="T9">рекурсивно</text:span><text:span text:style-name="T38">, </text:span><text:span text:style-name="T9">лениво</text:span><text:span text:style-name="T38"> и не </text:span><text:span text:style-name="T9">мутирует</text:span><text:span text:style-name="T38"> исходное пользовательское </text:span><text:span text:style-name="T9">выражение</text:span><text:span text:style-name="T38">.</text:span></text:p>
      <text:h text:style-name="Heading_20_3" text:outline-level="3"><text:bookmark-start text:name="__RefHeading___Toc273_372750744711111"/>2.<text:span text:style-name="T95">5</text:span>.2 Обработка под<text:span text:style-name="T94">з</text:span>апросов<text:bookmark-end text:name="__RefHeading___Toc273_372750744711111"/></text:h>
      <text:p text:style-name="P33">После обработки запросов</text:p>
      <text:h text:style-name="P55" text:outline-level="2"><text:bookmark-start text:name="__RefHeading___Toc998_2256393911"/>2.6 Индексирование данных<text:bookmark-end text:name="__RefHeading___Toc998_2256393911"/></text:h>
      <text:h text:style-name="P55" text:outline-level="2"><text:bookmark-start text:name="__RefHeading___Toc1000_2256393911"/>2.7 Ленивость<text:bookmark-end text:name="__RefHeading___Toc1000_2256393911"/></text:h>
      <text:p text:style-name="P48"/>
      <text:h text:style-name="P55" text:outline-level="2"><text:bookmark-start text:name="__RefHeading___Toc1002_2256393911"/>2.8 <text:span text:style-name="T103">К</text:span>еширование запросов<text:bookmark-end text:name="__RefHeading___Toc1002_2256393911"/></text:h>
      <text:h text:style-name="P55" text:outline-level="2"><text:bookmark-start text:name="__RefHeading___Toc1335_1340521475"/>2.9 Оценка сложности<text:bookmark-end text:name="__RefHeading___Toc1335_1340521475"/></text:h>
      <text:h text:style-name="P54" text:outline-level="1"><text:bookmark-start text:name="__RefHeading___Toc1151_1458253492"/>ЗАКЛЮЧЕНИЕ<text:bookmark-end text:name="__RefHeading___Toc1151_1458253492"/></text:h>
      <text:p text:style-name="P11"/>
      <text:h text:style-name="P54" text:outline-level="1"><text:bookmark-start text:name="__RefHeading___Toc1153_1458253492"/>ИСТОЧНИКИ<text:bookmark-end text:name="__RefHeading___Toc1153_1458253492"/></text:h>
      <text:p text:style-name="P40">Документация Postgres</text:p>
      <text:p text:style-name="P40">Стандарт Sql</text:p>
      <text:p text:style-name="P40">Документация Java</text:p>
      <text:p text:style-name="P48">Документаци Java Stream api</text:p>
      <text:p text:style-name="P48">Документация Jackson</text:p>
      <text:p text:style-name="P48">Документация Apache Commons</text:p>
      <text:h text:style-name="P54" text:outline-level="1"><text:bookmark-start text:name="__RefHeading___Toc1155_1458253492"/>ГЛОССАРИЙ<text:bookmark-end text:name="__RefHeading___Toc1155_1458253492"/></text:h>
      <text:p text:style-name="Text_20_body"><text:span text:style-name="T49">Выражение</text:span> — древовидная структура, позволяющая задавать <text:span text:style-name="T9">значения</text:span>, <text:span text:style-name="T36">списки значений, </text:span><text:span text:style-name="T11">подзапросы</text:span><text:span text:style-name="T36">,</text:span> ар<text:span text:style-name="T72">и</text:span>фметические операции над <text:span text:style-name="T36">ними</text:span>, <text:span text:style-name="T36">а также </text:span>ссылаться на колонку(и) из <text:span text:style-name="T9">контекста выражения</text:span><text:span text:style-name="T38"> </text:span><text:span text:style-name="T39">или текущей обрабатываемой </text:span><text:span text:style-name="T10">строки данных</text:span><text:span text:style-name="T51">.</text:span></text:p>
      <text:p text:style-name="P20"><text:span text:style-name="T38">Контекстно-свободное выражение</text:span><text:span text:style-name="T40"> — </text:span><text:span text:style-name="T73">выражение</text:span><text:span text:style-name="T40">, в котором отсутствуют ссылки </text:span><text:span text:style-name="T43">как</text:span><text:span text:style-name="T40"> </text:span><text:span text:style-name="T43">на </text:span><text:span text:style-name="T73">контекст выражения</text:span><text:span text:style-name="T40">, </text:span><text:span text:style-name="T43">так и на текущую </text:span><text:span text:style-name="T74">строку данных</text:span><text:span text:style-name="T40"> (результат просчета такого </text:span><text:span text:style-name="T73">выражения</text:span><text:span text:style-name="T40"> не зависит от контекста).</text:span></text:p>
      <text:p text:style-name="P20"><text:span text:style-name="T38">Контекстно-зависимое выражение</text:span><text:span text:style-name="T40"> — </text:span><text:span text:style-name="T73">выражение</text:span><text:span text:style-name="T40">, в котором содержатся ссылки </text:span><text:span text:style-name="T43">либо</text:span><text:span text:style-name="T40"> на </text:span><text:span text:style-name="T73">контекст выражения</text:span><text:span text:style-name="T40">, </text:span><text:span text:style-name="T43">либо на текущую <text:s/></text:span><text:span text:style-name="T74">строку данных</text:span><text:span text:style-name="T40"> <text:s/>(результат просчета такого </text:span><text:span text:style-name="T73">выражения</text:span><text:span text:style-name="T40"> зависит от контекста и может быть получен лишь после процесса </text:span><text:span text:style-name="T73">внедрения данных</text:span><text:span text:style-name="T40">).</text:span></text:p>
      <text:p text:style-name="P21"><text:span text:style-name="T52">Свободное для к</text:span><text:span text:style-name="T38">онтекст</text:span><text:span text:style-name="T52">а</text:span><text:span text:style-name="T38"> выражение</text:span><text:span text:style-name="T40"> — </text:span><text:span text:style-name="T73">выражение</text:span><text:span text:style-name="T40">, в котором </text:span><text:span text:style-name="T43">не </text:span><text:span text:style-name="T40">содержатся ссылки </text:span><text:span text:style-name="T43">на текущую <text:s/></text:span><text:span text:style-name="T74">строку данных</text:span><text:span text:style-name="T40"> <text:s/>(результат просчета такого </text:span><text:span text:style-name="T73">выражения</text:span><text:span text:style-name="T40"> </text:span><text:span text:style-name="T43">не</text:span><text:span text:style-name="T40"> зависит от </text:span><text:span text:style-name="T43">текущего </text:span><text:span text:style-name="T40">контекста, </text:span><text:span text:style-name="T43">но может зависеть от внешнего </text:span><text:span text:style-name="T45">или внутреннего</text:span><text:span text:style-name="T43"> контекста</text:span><text:span text:style-name="T40"> и может быть получен лишь после процесса внедрения данных).</text:span></text:p>
      <text:p text:style-name="P19"><text:span text:style-name="T38">Знач</text:span><text:span text:style-name="T53">е</text:span><text:span text:style-name="T38">ние</text:span><text:span text:style-name="T40"> — </text:span><text:span text:style-name="T41">экземпляр одного из поддерживаемых типов данных.</text:span></text:p>
      <text:p text:style-name="P16"><text:span text:style-name="T49">Контекст выражения</text:span> — <text:span text:style-name="T10">строка данных</text:span><text:span text:style-name="T37">, являющаяся контекстом для </text:span><text:span text:style-name="T72">выражения </text:span><text:span text:style-name="T93">(контекст ограничен рамками </text:span><text:span text:style-name="T28">запроса</text:span><text:span text:style-name="T60"> и/или </text:span><text:span text:style-name="T28">подзапроса</text:span><text:span text:style-name="T93">)</text:span><text:span text:style-name="T37">.</text:span> </text:p>
      <text:p text:style-name="P17"><text:span text:style-name="T49">Строка данных</text:span> — коллекция данных отображающая <text:span text:style-name="T72">з</text:span>апись в реляционной базе данных.</text:p>
      <text:p text:style-name="P18"><text:span text:style-name="T49">Подзапрос</text:span><text:span text:style-name="T38"> </text:span><text:span text:style-name="T69">(план подзапроса) </text:span>— последовательность операций над данными, задающаяся в рамках <text:span text:style-name="T9">выражения</text:span> и обладающая контекстом.</text:p>
      <text:p text:style-name="P18"><text:span text:style-name="T49">Запрос</text:span> <text:span text:style-name="T98">(план запроса)</text:span>— последовательность операций над <text:span text:style-name="T9">данными</text:span>.</text:p>
      <text:p text:style-name="P18"><text:span text:style-name="T49">Данные</text:span> — <text:span text:style-name="T77">поток</text:span> <text:span text:style-name="T9">строк данных</text:span>, <text:span text:style-name="T77">отображающий</text:span> множество данных из реляционной базы.</text:p>
      <text:p text:style-name="P23"><text:span text:style-name="T49">Внедрение данных</text:span> — процесс подстановки <text:span text:style-name="T9">значений</text:span> из текущей обрабатываемой <text:span text:style-name="T9">строки данных</text:span><text:span text:style-name="T38">, а также</text:span> из <text:span text:style-name="T9">контекста выражения</text:span> в <text:span text:style-name="T9">выражение</text:span>.</text:p>
      <text:p text:style-name="P22"><text:span text:style-name="T49">Просчет выражения</text:span><text:span text:style-name="T38"> — процесс обхода дерева </text:span>выражения<text:span text:style-name="T38">, в результате которого будет получено </text:span>значение<text:span text:style-name="T38">.</text:span></text:p>
      <text:p text:style-name="P30"><text:soft-page-break/>Операция <text:span text:style-name="T92">над данными</text:span><text:span text:style-name="T73"> — команда обработки </text:span><text:span text:style-name="T12">данных</text:span><text:span text:style-name="T73">, производимая над </text:span><text:span text:style-name="T12">таблицей данных</text:span><text:span text:style-name="T73"> (набор </text:span><text:span text:style-name="T12">операций </text:span><text:span text:style-name="T17">над данными</text:span><text:span text:style-name="T73"> конечен. </text:span><text:span text:style-name="T75">Каждая из </text:span><text:span text:style-name="T16">операций </text:span><text:span text:style-name="T17">над данными</text:span><text:span text:style-name="T75"> либо является аналогом операции выборки, фильтрации, агрегации данными из стандарта SQL, либо расширяет возможности по манипуляции данными</text:span><text:span text:style-name="T73">).</text:span></text:p>
      <text:p text:style-name="P30">Таблица данных<text:span text:style-name="T73"> — внутренняя структура, инкапсулирующая </text:span><text:span text:style-name="T12">данные</text:span><text:span text:style-name="T73">, коллекцию заголовков колонок, </text:span><text:span text:style-name="T12">индексы</text:span><text:span text:style-name="T73"> и метаинформацию.</text:span></text:p>
      <text:p text:style-name="P31">Индекс<text:span text:style-name="T73"> — структура данных, применимая к </text:span><text:span text:style-name="T12">таблице данных,</text:span><text:span text:style-name="T73"> влияющая на сложность исполнения последующих </text:span><text:span text:style-name="T12">операций</text:span><text:span text:style-name="T73"> над </text:span><text:span text:style-name="T12">данными</text:span><text:span text:style-name="T73">.</text:span></text:p>
      <text:p text:style-name="P34"><text:span text:style-name="T50">Ленивые вычислени</text:span><text:span text:style-name="T85">я</text:span><text:span text:style-name="T80"> (ленивость) — стратегия вычислений, согласно которой вычисления откладываются до тех пор, пока не понадобится их результат.</text:span></text:p>
      <text:p text:style-name="P36"><text:span text:style-name="T85">О</text:span><text:span text:style-name="T84">перация над выражением</text:span><text:span text:style-name="T79"> — элемент списка (унарная операция, бинарная операция, тернарная операция), задающийся </text:span><text:span text:style-name="T90">оператором</text:span><text:span text:style-name="T79"> и соответствующим числом параметров-</text:span><text:span text:style-name="T90">выражений</text:span><text:span text:style-name="T79">.</text:span></text:p>
      <text:p text:style-name="P24"><text:span text:style-name="T86">О</text:span><text:span text:style-name="T78">ператор —</text:span><text:span text:style-name="T79"> элемент перечисления (and, between, exists, not, in, or, is null, like, equals, not equals, grater or equals, less or equals, grater, less, plus, minus, multiply, division, mod), </text:span><text:span text:style-name="T81">применимый к определенному подмножеству </text:span><text:span text:style-name="T91">значений</text:span><text:span text:style-name="T81"> и используемый в определенном подмножестве </text:span><text:span text:style-name="T91">операций над выражениями</text:span><text:span text:style-name="T81">.</text:span></text:p>
      <text:p text:style-name="P25"><text:span text:style-name="T87">Р</text:span><text:span text:style-name="T78">екурсия</text:span><text:span text:style-name="T79"> — термин в программировании, означающий вызов функцией самой себя.</text:span></text:p>
      <text:p text:style-name="P25"><text:span text:style-name="T78">Мутация</text:span><text:span text:style-name="T79"> - термин в программировании, означающий изменение состояния объекта посредством определенного интерфейса взаимодействия.</text:span></text:p>
      <text:p text:style-name="P62"><text:span text:style-name="T78">Клиент системы</text:span><text:span text:style-name="T79"> — </text:span><text:span text:style-name="T82">программа, реализованная на любой языке программирования, которая вызывает учебную систему посредством программного канала и общается с учебной системой через выделенный интерфейс взаимодействия.</text:span></text:p>
      <text:p text:style-name="P63"><text:span text:style-name="T88">У</text:span><text:span text:style-name="T78">чебная система</text:span><text:span text:style-name="T79"> (учебный инструмент) — программа, </text:span><text:span text:style-name="T83">о разработке которой идет речь.</text:span></text:p>
      <text:p text:style-name="P64"><text:span text:style-name="T89">И</text:span><text:span text:style-name="T78">ндекс</text:span><text:span text:style-name="T79"> — объект, создаваемый с целью повышения производительности, поиска, фильтрации, выборки данных.</text:span></text:p>
      <text:p text:style-name="P65"><text:soft-page-break/><text:span text:style-name="T78">Хеш-таблица</text:span><text:span text:style-name="T79"> — структура данных, реализующая интерфейс ассоциативного массива, а именно, она позволяет хранить пары ключ-значение и выполнять три операции: операцию добавления новой пары, операцию удаления и операцию поиска по ключу.</text:span></text:p>
      <text:p text:style-name="P65"><text:span text:style-name="T78">Дерево поиска</text:span><text:span text:style-name="T79"> — структура данных для работы с упорядоченным множеством.</text:span></text:p>
      <text:p text:style-name="P66"><text:span text:style-name="T78">Битовая карта</text:span><text:span text:style-name="T79"> — набор последовательно записанных двоичных разделов, то есть последовательность битов.</text:span></text:p>
      <text:p text:style-name="P66"><text:span text:style-name="T78">Сериализация</text:span><text:span text:style-name="T79"> — процесс перевода структуры данных в последовательность байтов.</text:span></text:p>
      <text:p text:style-name="P66"><text:span text:style-name="T78">Десериализация</text:span><text:span text:style-name="T79"> — создание структуры данных из байтовой последовательности.</text:span></text:p>
      <text:h text:style-name="P54" text:outline-level="1"><text:bookmark-start text:name="__RefHeading___Toc1157_1458253492"/>ПРИЛОЖЕНИЕ<text:bookmark-end text:name="__RefHeading___Toc1157_1458253492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, sans-serif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15%" fo:text-align="justify" style:justify-single-word="false" fo:text-indent="12.51mm" style:auto-text-indent="false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 fo:text-align="center" style:justify-single-word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Раздел" style:family="paragraph">
      <style:paragraph-properties fo:text-align="center" style:justify-single-word="false"/>
      <style:text-properties fo:font-size="16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2.49mm" fo:margin-left="30mm" fo:margin-right="14.9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4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2">Новосибирск 202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5-06T10:03:18.774019750</dc:date>
    <meta:editing-duration>PT1H22M31S</meta:editing-duration>
    <meta:editing-cycles>12</meta:editing-cycles>
    <meta:document-statistic meta:table-count="1" meta:image-count="0" meta:object-count="0" meta:page-count="24" meta:paragraph-count="170" meta:word-count="2074" meta:character-count="16821" meta:non-whitespace-character-count="14860"/>
  </office:meta>
</office:document-meta>
</file>